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e598cd" officeooo:paragraph-rsid="00ea0428"/>
    </style:style>
    <style:style style:name="P2" style:family="paragraph" style:parent-style-name="Text_20_body">
      <style:text-properties officeooo:rsid="00e598cd" officeooo:paragraph-rsid="011edcb1"/>
    </style:style>
    <style:style style:name="P3" style:family="paragraph" style:parent-style-name="Text_20_body">
      <style:text-properties fo:font-size="7pt" officeooo:rsid="00758099" officeooo:paragraph-rsid="011d7e48" style:font-size-asian="7pt" style:font-size-complex="7pt"/>
    </style:style>
    <style:style style:name="P4" style:family="paragraph" style:parent-style-name="Text_20_body">
      <style:text-properties fo:font-size="8pt" officeooo:rsid="00e598cd" officeooo:paragraph-rsid="00ea0428" style:font-size-asian="8pt" style:font-size-complex="8pt"/>
    </style:style>
    <style:style style:name="P5" style:family="paragraph" style:parent-style-name="Text_20_body">
      <style:text-properties fo:font-size="8pt" officeooo:rsid="00e598cd" officeooo:paragraph-rsid="01200308" style:font-size-asian="8pt" style:font-size-complex="8pt"/>
    </style:style>
    <style:style style:name="P6" style:family="paragraph" style:parent-style-name="Text_20_body">
      <style:text-properties officeooo:rsid="00e598cd" officeooo:paragraph-rsid="012115e5"/>
    </style:style>
    <style:style style:name="P7" style:family="paragraph" style:parent-style-name="Text_20_body">
      <style:text-properties officeooo:paragraph-rsid="00ea0428"/>
    </style:style>
    <style:style style:name="P8" style:family="paragraph" style:parent-style-name="Text_20_body">
      <style:text-properties officeooo:rsid="01205538" officeooo:paragraph-rsid="01205538"/>
    </style:style>
    <style:style style:name="P9" style:family="paragraph" style:parent-style-name="Text_20_body">
      <style:text-properties officeooo:rsid="01200308" officeooo:paragraph-rsid="01200308"/>
    </style:style>
    <style:style style:name="P10" style:family="paragraph" style:parent-style-name="Preformatted_20_Text">
      <style:text-properties fo:font-size="7pt" officeooo:rsid="01205538" officeooo:paragraph-rsid="01205538" style:font-size-asian="7pt" style:font-size-complex="7pt"/>
    </style:style>
    <style:style style:name="P11" style:family="paragraph" style:parent-style-name="Preformatted_20_Text">
      <style:text-properties fo:font-size="7pt" officeooo:paragraph-rsid="00ea0428" style:font-size-asian="7pt" style:font-size-complex="7pt"/>
    </style:style>
    <style:style style:name="P12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000000" fo:font-size="7pt" style:font-size-asian="7pt" style:font-size-complex="7pt"/>
    </style:style>
    <style:style style:name="P13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7pt" style:font-size-asian="7pt" style:font-size-complex="7pt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size="7pt" style:font-size-asian="7pt" style:font-size-complex="7pt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7pt" style:font-size-asian="7pt" style:font-size-complex="7pt"/>
    </style:style>
    <style:style style:name="T1" style:family="text">
      <style:text-properties officeooo:rsid="00e91d1a"/>
    </style:style>
    <style:style style:name="T2" style:family="text">
      <style:text-properties officeooo:rsid="011edcb1"/>
    </style:style>
    <style:style style:name="T3" style:family="text">
      <style:text-properties fo:color="#008000"/>
    </style:style>
    <style:style style:name="T4" style:family="text">
      <style:text-properties fo:color="#c0c0c0"/>
    </style:style>
    <style:style style:name="T5" style:family="text">
      <style:text-properties fo:color="#808000"/>
    </style:style>
    <style:style style:name="T6" style:family="text">
      <style:text-properties fo:color="#000000"/>
    </style:style>
    <style:style style:name="T7" style:family="text">
      <style:text-properties fo:color="#800000"/>
    </style:style>
    <style:style style:name="T8" style:family="text">
      <style:text-properties fo:color="#800080"/>
    </style:style>
    <style:style style:name="T9" style:family="text">
      <style:text-properties fo:color="#000080"/>
    </style:style>
    <style:style style:name="T10" style:family="text">
      <style:text-properties officeooo:rsid="012115e5"/>
    </style:style>
    <style:style style:name="T11" style:family="text">
      <style:text-properties officeooo:rsid="01217d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Generating C source and header files from JSON</text:h>
      <text:p text:style-name="P3">190<text:span text:style-name="T1">917</text:span>, updated <text:span text:style-name="T11">2</text:span>.<text:span text:style-name="T11">11</text:span>.2019/pekka</text:p>
      <text:p text:style-name="P6"><text:span text:style-name="T2">The hardware specific IO configuration</text:span>, <text:span text:style-name="T2">like jane-io</text:span>.json, <text:span text:style-name="T10">is converted to C files by pins-to-c.py script. This will </text:span>generate <text:span text:style-name="T10">jane-io</text:span>.<text:span text:style-name="T10">c and jane-io.h file</text:span>, which <text:span text:style-name="T2">can be compiled into the application.</text:span></text:p>
      <text:p text:style-name="P2"/>
      <text:p text:style-name="P9">jane-io.h</text:p>
      <text:p text:style-name="P10"><text:span text:style-name="T3">/*</text:span><text:span text:style-name="T4"> </text:span><text:span text:style-name="T3">This</text:span><text:span text:style-name="T4"> </text:span><text:span text:style-name="T3">file</text:span><text:span text:style-name="T4"> </text:span><text:span text:style-name="T3">is</text:span><text:span text:style-name="T4"> </text:span><text:span text:style-name="T3">gerated</text:span><text:span text:style-name="T4"> </text:span><text:span text:style-name="T3">by</text:span><text:span text:style-name="T4"> </text:span><text:span text:style-name="T3">pins-to-c.py</text:span><text:span text:style-name="T4"> </text:span><text:span text:style-name="T3">script,</text:span><text:span text:style-name="T4"> </text:span><text:span text:style-name="T3">do</text:span><text:span text:style-name="T4"> </text:span><text:span text:style-name="T3">not</text:span><text:span text:style-name="T4"> </text:span><text:span text:style-name="T3">modify.</text:span><text:span text:style-name="T4"> </text:span><text:span text:style-name="T3">*/</text:span></text:p>
      <text:p text:style-name="P13">OSAL_C_HEADER_BEGINS</text:p>
      <text:p text:style-name="P15"><text:span text:style-name="T5">typedef</text:span><text:span text:style-name="T4"> </text:span><text:span text:style-name="T5">struct</text:span></text:p>
      <text:p text:style-name="P14">{</text:p>
      <text:p text:style-name="P15"><text:span text:style-name="T4"><text:s text:c="2"/></text:span><text:span text:style-name="T5">struct</text:span></text:p>
      <text:p text:style-name="P15"><text:span text:style-name="T4"><text:s text:c="2"/></text:span><text:span text:style-name="T6">{</text:span></text:p>
      <text:p text:style-name="P15"><text:span text:style-name="T4"><text:s text:c="4"/></text:span>PinGroupHdr<text:span text:style-name="T4"> </text:span><text:span text:style-name="T7">hdr</text:span><text:span text:style-name="T6">;</text:span></text:p>
      <text:p text:style-name="P15"><text:span text:style-name="T4"><text:s text:c="4"/></text:span>Pin<text:span text:style-name="T4"> </text:span><text:span text:style-name="T7">dip_switch_3</text:span><text:span text:style-name="T6">;</text:span></text:p>
      <text:p text:style-name="P15"><text:span text:style-name="T4"><text:s text:c="4"/></text:span>Pin<text:span text:style-name="T4"> </text:span><text:span text:style-name="T7">dip_switch_4</text:span><text:span text:style-name="T6">;</text:span></text:p>
      <text:p text:style-name="P15"><text:span text:style-name="T4"><text:s text:c="4"/></text:span>Pin<text:span text:style-name="T4"> </text:span><text:span text:style-name="T7">touch_sensor</text:span><text:span text:style-name="T6">;</text:span></text:p>
      <text:p text:style-name="P15"><text:span text:style-name="T4"><text:s text:c="2"/></text:span><text:span text:style-name="T6">}</text:span></text:p>
      <text:p text:style-name="P13"><text:span text:style-name="T4"><text:s text:c="2"/></text:span><text:span text:style-name="T7">inputs</text:span><text:span text:style-name="T6">;</text:span></text:p>
      <text:p text:style-name="P15"><text:span text:style-name="T4"><text:s text:c="2"/></text:span><text:span text:style-name="T5">struct</text:span></text:p>
      <text:p text:style-name="P15"><text:span text:style-name="T4"><text:s text:c="2"/></text:span><text:span text:style-name="T6">{</text:span></text:p>
      <text:p text:style-name="P15"><text:span text:style-name="T4"><text:s text:c="4"/></text:span>PinGroupHdr<text:span text:style-name="T4"> </text:span><text:span text:style-name="T7">hdr</text:span><text:span text:style-name="T6">;</text:span></text:p>
      <text:p text:style-name="P15"><text:span text:style-name="T4"><text:s text:c="4"/></text:span>Pin<text:span text:style-name="T4"> </text:span><text:span text:style-name="T7">led_builtin</text:span><text:span text:style-name="T6">;</text:span></text:p>
      <text:p text:style-name="P15"><text:span text:style-name="T4"><text:s text:c="2"/></text:span><text:span text:style-name="T6">}</text:span></text:p>
      <text:p text:style-name="P13"><text:span text:style-name="T4"><text:s text:c="2"/></text:span><text:span text:style-name="T7">outputs</text:span><text:span text:style-name="T6">;</text:span></text:p>
      <text:p text:style-name="P15"><text:span text:style-name="T4"><text:s text:c="2"/></text:span><text:span text:style-name="T5">struct</text:span></text:p>
      <text:p text:style-name="P15"><text:span text:style-name="T4"><text:s text:c="2"/></text:span><text:span text:style-name="T6">{</text:span></text:p>
      <text:p text:style-name="P15"><text:span text:style-name="T4"><text:s text:c="4"/></text:span>PinGroupHdr<text:span text:style-name="T4"> </text:span><text:span text:style-name="T7">hdr</text:span><text:span text:style-name="T6">;</text:span></text:p>
      <text:p text:style-name="P15"><text:span text:style-name="T4"><text:s text:c="4"/></text:span>Pin<text:span text:style-name="T4"> </text:span><text:span text:style-name="T7">potentiometer</text:span><text:span text:style-name="T6">;</text:span></text:p>
      <text:p text:style-name="P15"><text:span text:style-name="T4"><text:s text:c="2"/></text:span><text:span text:style-name="T6">}</text:span></text:p>
      <text:p text:style-name="P13"><text:span text:style-name="T4"><text:s text:c="2"/></text:span><text:span text:style-name="T7">analog_inputs</text:span><text:span text:style-name="T6">;</text:span></text:p>
      <text:p text:style-name="P15"><text:span text:style-name="T4"><text:s text:c="2"/></text:span><text:span text:style-name="T5">struct</text:span></text:p>
      <text:p text:style-name="P15"><text:span text:style-name="T4"><text:s text:c="2"/></text:span><text:span text:style-name="T6">{</text:span></text:p>
      <text:p text:style-name="P15"><text:span text:style-name="T4"><text:s text:c="4"/></text:span>PinGroupHdr<text:span text:style-name="T4"> </text:span><text:span text:style-name="T7">hdr</text:span><text:span text:style-name="T6">;</text:span></text:p>
      <text:p text:style-name="P15"><text:span text:style-name="T4"><text:s text:c="4"/></text:span>Pin<text:span text:style-name="T4"> </text:span><text:span text:style-name="T7">servo</text:span><text:span text:style-name="T6">;</text:span></text:p>
      <text:p text:style-name="P15"><text:span text:style-name="T4"><text:s text:c="4"/></text:span>Pin<text:span text:style-name="T4"> </text:span><text:span text:style-name="T7">dimmer_led</text:span><text:span text:style-name="T6">;</text:span></text:p>
      <text:p text:style-name="P15"><text:span text:style-name="T4"><text:s text:c="2"/></text:span><text:span text:style-name="T6">}</text:span></text:p>
      <text:p text:style-name="P15"><text:span text:style-name="T4"><text:s text:c="2"/></text:span><text:span text:style-name="T7">pwm</text:span><text:span text:style-name="T6">;</text:span></text:p>
      <text:p text:style-name="P14">}</text:p>
      <text:p text:style-name="P13"><text:span text:style-name="T8">pins_t</text:span><text:span text:style-name="T6">;</text:span></text:p>
      <text:p text:style-name="P15"><text:span text:style-name="T5">extern</text:span><text:span text:style-name="T4"> </text:span><text:span text:style-name="T5">const</text:span><text:span text:style-name="T4"> </text:span>IoPinsHdr<text:span text:style-name="T4"> </text:span>pins_hdr<text:span text:style-name="T6">;</text:span></text:p>
      <text:p text:style-name="P13"><text:span text:style-name="T5">extern</text:span><text:span text:style-name="T4"> </text:span><text:span text:style-name="T5">const</text:span><text:span text:style-name="T4"> </text:span><text:span text:style-name="T8">pins_t</text:span><text:span text:style-name="T4"> </text:span>pins<text:span text:style-name="T6">;</text:span></text:p>
      <text:p text:style-name="P15">OSAL_C_HEADER_ENDS</text:p>
      <text:p text:style-name="P8"/>
      <text:p text:style-name="P1">And in C file</text:p>
      <text:p text:style-name="P11"><text:span text:style-name="T3">/*</text:span><text:span text:style-name="T4"> </text:span><text:span text:style-name="T3">This</text:span><text:span text:style-name="T4"> </text:span><text:span text:style-name="T3">file</text:span><text:span text:style-name="T4"> </text:span><text:span text:style-name="T3">is</text:span><text:span text:style-name="T4"> </text:span><text:span text:style-name="T3">gerated</text:span><text:span text:style-name="T4"> </text:span><text:span text:style-name="T3">by</text:span><text:span text:style-name="T4"> </text:span><text:span text:style-name="T3">pins-to-c.py</text:span><text:span text:style-name="T4"> </text:span><text:span text:style-name="T3">script,</text:span><text:span text:style-name="T4"> </text:span><text:span text:style-name="T3">do</text:span><text:span text:style-name="T4"> </text:span><text:span text:style-name="T3">not</text:span><text:span text:style-name="T4"> </text:span><text:span text:style-name="T3">modify.</text:span><text:span text:style-name="T4"> </text:span><text:span text:style-name="T3">*/</text:span></text:p>
      <text:p text:style-name="P13"><text:span text:style-name="T9">#include</text:span><text:span text:style-name="T4"> </text:span><text:span text:style-name="T3">"pins.h"</text:span></text:p>
      <text:p text:style-name="P15"><text:span text:style-name="T5">static</text:span><text:span text:style-name="T4"> </text:span><text:span text:style-name="T8">os_short</text:span><text:span text:style-name="T4"> </text:span>pins_inputs_dip_switch_3_prm<text:span text:style-name="T6">[]=</text:span><text:span text:style-name="T4"> </text:span><text:span text:style-name="T6">{</text:span><text:span text:style-name="T8">PIN_PULL_UP</text:span><text:span text:style-name="T6">,</text:span><text:span text:style-name="T4"> </text:span><text:span text:style-name="T9">1</text:span><text:span text:style-name="T6">};</text:span></text:p>
      <text:p text:style-name="P15"><text:span text:style-name="T5">static</text:span><text:span text:style-name="T4"> </text:span><text:span text:style-name="T8">os_short</text:span><text:span text:style-name="T4"> </text:span>pins_inputs_touch_sensor_prm<text:span text:style-name="T6">[]=</text:span><text:span text:style-name="T4"> </text:span><text:span text:style-name="T6">{</text:span><text:span text:style-name="T8">PIN_TOUCH</text:span><text:span text:style-name="T6">,</text:span><text:span text:style-name="T4"> </text:span><text:span text:style-name="T9">1</text:span><text:span text:style-name="T6">};</text:span></text:p>
      <text:p text:style-name="P15"><text:span text:style-name="T5">static</text:span><text:span text:style-name="T4"> </text:span><text:span text:style-name="T8">os_short</text:span><text:span text:style-name="T4"> </text:span>pins_analog_inputs_potentiometer_prm<text:span text:style-name="T6">[]=</text:span><text:span text:style-name="T4"> </text:span><text:span text:style-name="T6">{</text:span><text:span text:style-name="T8">PIN_SPEED</text:span><text:span text:style-name="T6">,</text:span><text:span text:style-name="T4"> </text:span><text:span text:style-name="T9">3</text:span><text:span text:style-name="T6">,</text:span><text:span text:style-name="T4"> </text:span><text:span text:style-name="T8">PIN_DELAY</text:span><text:span text:style-name="T6">,</text:span><text:span text:style-name="T4"> </text:span><text:span text:style-name="T9">11</text:span><text:span text:style-name="T6">};</text:span></text:p>
      <text:p text:style-name="P15"><text:span text:style-name="T5">static</text:span><text:span text:style-name="T4"> </text:span><text:span text:style-name="T8">os_short</text:span><text:span text:style-name="T4"> </text:span>pins_pwm_servo_prm<text:span text:style-name="T6">[]=</text:span><text:span text:style-name="T4"> </text:span><text:span text:style-name="T6">{</text:span><text:span text:style-name="T8">PIN_RESOLUTION</text:span><text:span text:style-name="T6">,</text:span><text:span text:style-name="T4"> </text:span><text:span text:style-name="T9">12</text:span><text:span text:style-name="T6">,</text:span><text:span text:style-name="T4"> </text:span><text:span text:style-name="T8">PIN_FREQENCY</text:span><text:span text:style-name="T6">,</text:span><text:span text:style-name="T4"> </text:span><text:span text:style-name="T9">50</text:span><text:span text:style-name="T6">,</text:span><text:span text:style-name="T4"> </text:span><text:span text:style-name="T8">PIN_INIT</text:span><text:span text:style-name="T6">,</text:span><text:span text:style-name="T4"> </text:span><text:span text:style-name="T9">2048</text:span><text:span text:style-name="T6">};</text:span></text:p>
      <text:p text:style-name="P13"><text:span text:style-name="T5">static</text:span><text:span text:style-name="T4"> </text:span><text:span text:style-name="T8">os_short</text:span><text:span text:style-name="T4"> </text:span>pins_pwm_dimmer_led_prm<text:span text:style-name="T6">[]=</text:span><text:span text:style-name="T4"> </text:span><text:span text:style-name="T6">{</text:span><text:span text:style-name="T8">PIN_RESOLUTION</text:span><text:span text:style-name="T6">,</text:span><text:span text:style-name="T4"> </text:span><text:span text:style-name="T9">12</text:span><text:span text:style-name="T6">,</text:span><text:span text:style-name="T4"> </text:span><text:span text:style-name="T8">PIN_FREQENCY</text:span><text:span text:style-name="T6">,</text:span><text:span text:style-name="T4"> </text:span><text:span text:style-name="T9">5000</text:span><text:span text:style-name="T6">,</text:span><text:span text:style-name="T4"> </text:span><text:span text:style-name="T8">PIN_INIT</text:span><text:span text:style-name="T6">,</text:span><text:span text:style-name="T4"> </text:span><text:span text:style-name="T9">0</text:span><text:span text:style-name="T6">};</text:span></text:p>
      <text:p text:style-name="P15"><text:span text:style-name="T5">const</text:span><text:span text:style-name="T4"> </text:span>pins_t<text:span text:style-name="T4"> </text:span>pins<text:span text:style-name="T4"> </text:span><text:span text:style-name="T6">=</text:span></text:p>
      <text:p text:style-name="P14">{</text:p>
      <text:p text:style-name="P15"><text:span text:style-name="T4"><text:s text:c="2"/></text:span><text:span text:style-name="T6">{{</text:span><text:span text:style-name="T9">3</text:span><text:span text:style-name="T6">,</text:span><text:span text:style-name="T4"> </text:span><text:span text:style-name="T6">&amp;</text:span>pins<text:span text:style-name="T6">.</text:span>inputs<text:span text:style-name="T6">.</text:span>dip_switch_3<text:span text:style-name="T6">},</text:span></text:p>
      <text:p text:style-name="P15"><text:span text:style-name="T4"><text:s text:c="4"/></text:span><text:span text:style-name="T6">{</text:span><text:span text:style-name="T3">"dip_switch_3"</text:span><text:span text:style-name="T6">,</text:span><text:span text:style-name="T4"> </text:span><text:span text:style-name="T8">PIN_INPUT</text:span><text:span text:style-name="T6">,</text:span><text:span text:style-name="T4"> </text:span><text:span text:style-name="T9">0</text:span><text:span text:style-name="T6">,</text:span><text:span text:style-name="T4"> </text:span><text:span text:style-name="T9">34</text:span><text:span text:style-name="T6">,</text:span><text:span text:style-name="T4"> </text:span>pins_inputs_dip_switch_3_prm<text:span text:style-name="T6">,</text:span><text:span text:style-name="T4"> </text:span><text:span text:style-name="T5">sizeof</text:span><text:span text:style-name="T6">(</text:span>pins_inputs_dip_switch_3_prm<text:span text:style-name="T6">)/</text:span><text:span text:style-name="T5">sizeof</text:span><text:span text:style-name="T6">(</text:span><text:span text:style-name="T8">os_short</text:span><text:span text:style-name="T6">),</text:span><text:span text:style-name="T4"> </text:span><text:span text:style-name="T9">OS_NULL</text:span><text:span text:style-name="T6">},</text:span></text:p>
      <text:p text:style-name="P15"><text:span text:style-name="T4"><text:s text:c="4"/></text:span><text:span text:style-name="T6">{</text:span><text:span text:style-name="T3">"dip_switch_4"</text:span><text:span text:style-name="T6">,</text:span><text:span text:style-name="T4"> </text:span><text:span text:style-name="T8">PIN_INPUT</text:span><text:span text:style-name="T6">,</text:span><text:span text:style-name="T4"> </text:span><text:span text:style-name="T9">0</text:span><text:span text:style-name="T6">,</text:span><text:span text:style-name="T4"> </text:span><text:span text:style-name="T9">35</text:span><text:span text:style-name="T6">,</text:span><text:span text:style-name="T4"> </text:span><text:span text:style-name="T9">OS_NULL</text:span><text:span text:style-name="T6">,</text:span><text:span text:style-name="T4"> </text:span><text:span text:style-name="T9">0</text:span><text:span text:style-name="T6">,</text:span><text:span text:style-name="T4"> </text:span><text:span text:style-name="T9">OS_NULL</text:span><text:span text:style-name="T6">},</text:span></text:p>
      <text:p text:style-name="P15"><text:span text:style-name="T4"><text:s text:c="4"/></text:span><text:span text:style-name="T6">{</text:span><text:span text:style-name="T3">"touch_sensor"</text:span><text:span text:style-name="T6">,</text:span><text:span text:style-name="T4"> </text:span><text:span text:style-name="T8">PIN_INPUT</text:span><text:span text:style-name="T6">,</text:span><text:span text:style-name="T4"> </text:span><text:span text:style-name="T9">0</text:span><text:span text:style-name="T6">,</text:span><text:span text:style-name="T4"> </text:span><text:span text:style-name="T9">4</text:span><text:span text:style-name="T6">,</text:span><text:span text:style-name="T4"> </text:span>pins_inputs_touch_sensor_prm<text:span text:style-name="T6">,</text:span><text:span text:style-name="T4"> </text:span><text:span text:style-name="T5">sizeof</text:span><text:span text:style-name="T6">(</text:span>pins_inputs_touch_sensor_prm<text:span text:style-name="T6">)/</text:span><text:span text:style-name="T5">sizeof</text:span><text:span text:style-name="T6">(</text:span><text:span text:style-name="T8">os_short</text:span><text:span text:style-name="T6">),</text:span><text:span text:style-name="T4"> </text:span><text:span text:style-name="T9">OS_NULL</text:span><text:span text:style-name="T6">}</text:span></text:p>
      <text:p text:style-name="P13"><text:span text:style-name="T4"><text:s text:c="2"/></text:span><text:span text:style-name="T6">},</text:span></text:p>
      <text:p text:style-name="P15"><text:soft-page-break/><text:span text:style-name="T4"><text:s text:c="2"/></text:span><text:span text:style-name="T6">{{</text:span><text:span text:style-name="T9">1</text:span><text:span text:style-name="T6">,</text:span><text:span text:style-name="T4"> </text:span><text:span text:style-name="T6">&amp;</text:span>pins<text:span text:style-name="T6">.</text:span>outputs<text:span text:style-name="T6">.</text:span>led_builtin<text:span text:style-name="T6">},</text:span></text:p>
      <text:p text:style-name="P15"><text:span text:style-name="T4"><text:s text:c="4"/></text:span><text:span text:style-name="T6">{</text:span><text:span text:style-name="T3">"led_builtin"</text:span><text:span text:style-name="T6">,</text:span><text:span text:style-name="T4"> </text:span><text:span text:style-name="T8">PIN_OUTPUT</text:span><text:span text:style-name="T6">,</text:span><text:span text:style-name="T4"> </text:span><text:span text:style-name="T9">0</text:span><text:span text:style-name="T6">,</text:span><text:span text:style-name="T4"> </text:span><text:span text:style-name="T9">2</text:span><text:span text:style-name="T6">,</text:span><text:span text:style-name="T4"> </text:span><text:span text:style-name="T9">OS_NULL</text:span><text:span text:style-name="T6">,</text:span><text:span text:style-name="T4"> </text:span><text:span text:style-name="T9">0</text:span><text:span text:style-name="T6">,</text:span><text:span text:style-name="T4"> </text:span><text:span text:style-name="T9">OS_NULL</text:span><text:span text:style-name="T6">}</text:span></text:p>
      <text:p text:style-name="P13"><text:span text:style-name="T4"><text:s text:c="2"/></text:span><text:span text:style-name="T6">},</text:span></text:p>
      <text:p text:style-name="P15"><text:span text:style-name="T4"><text:s text:c="2"/></text:span><text:span text:style-name="T6">{{</text:span><text:span text:style-name="T9">1</text:span><text:span text:style-name="T6">,</text:span><text:span text:style-name="T4"> </text:span><text:span text:style-name="T6">&amp;</text:span>pins<text:span text:style-name="T6">.</text:span>analog_inputs<text:span text:style-name="T6">.</text:span>potentiometer<text:span text:style-name="T6">},</text:span></text:p>
      <text:p text:style-name="P15"><text:span text:style-name="T4"><text:s text:c="4"/></text:span><text:span text:style-name="T6">{</text:span><text:span text:style-name="T3">"potentiometer"</text:span><text:span text:style-name="T6">,</text:span><text:span text:style-name="T4"> </text:span><text:span text:style-name="T8">PIN_ANALOG_INPUT</text:span><text:span text:style-name="T6">,</text:span><text:span text:style-name="T4"> </text:span><text:span text:style-name="T9">0</text:span><text:span text:style-name="T6">,</text:span><text:span text:style-name="T4"> </text:span><text:span text:style-name="T9">25</text:span><text:span text:style-name="T6">,</text:span><text:span text:style-name="T4"> </text:span>pins_analog_inputs_potentiometer_prm<text:span text:style-name="T6">,</text:span><text:span text:style-name="T4"> </text:span><text:span text:style-name="T5">sizeof</text:span><text:span text:style-name="T6">(</text:span>pins_analog_inputs_potentiometer_prm<text:span text:style-name="T6">)/</text:span><text:span text:style-name="T5">sizeof</text:span><text:span text:style-name="T6">(</text:span><text:span text:style-name="T8">os_short</text:span><text:span text:style-name="T6">),</text:span><text:span text:style-name="T4"> </text:span><text:span text:style-name="T9">OS_NULL</text:span><text:span text:style-name="T6">}</text:span></text:p>
      <text:p text:style-name="P13"><text:span text:style-name="T4"><text:s text:c="2"/></text:span><text:span text:style-name="T6">},</text:span></text:p>
      <text:p text:style-name="P15"><text:span text:style-name="T4"><text:s text:c="2"/></text:span><text:span text:style-name="T6">{{</text:span><text:span text:style-name="T9">2</text:span><text:span text:style-name="T6">,</text:span><text:span text:style-name="T4"> </text:span><text:span text:style-name="T6">&amp;</text:span>pins<text:span text:style-name="T6">.</text:span>pwm<text:span text:style-name="T6">.</text:span>servo<text:span text:style-name="T6">},</text:span></text:p>
      <text:p text:style-name="P15"><text:span text:style-name="T4"><text:s text:c="4"/></text:span><text:span text:style-name="T6">{</text:span><text:span text:style-name="T3">"servo"</text:span><text:span text:style-name="T6">,</text:span><text:span text:style-name="T4"> </text:span><text:span text:style-name="T8">PIN_PWM</text:span><text:span text:style-name="T6">,</text:span><text:span text:style-name="T4"> </text:span><text:span text:style-name="T9">0</text:span><text:span text:style-name="T6">,</text:span><text:span text:style-name="T4"> </text:span><text:span text:style-name="T9">32</text:span><text:span text:style-name="T6">,</text:span><text:span text:style-name="T4"> </text:span>pins_pwm_servo_prm<text:span text:style-name="T6">,</text:span><text:span text:style-name="T4"> </text:span><text:span text:style-name="T5">sizeof</text:span><text:span text:style-name="T6">(</text:span>pins_pwm_servo_prm<text:span text:style-name="T6">)/</text:span><text:span text:style-name="T5">sizeof</text:span><text:span text:style-name="T6">(</text:span><text:span text:style-name="T8">os_short</text:span><text:span text:style-name="T6">),</text:span><text:span text:style-name="T4"> </text:span><text:span text:style-name="T9">OS_NULL</text:span><text:span text:style-name="T6">},</text:span></text:p>
      <text:p text:style-name="P15"><text:span text:style-name="T4"><text:s text:c="4"/></text:span><text:span text:style-name="T6">{</text:span><text:span text:style-name="T3">"dimmer_led"</text:span><text:span text:style-name="T6">,</text:span><text:span text:style-name="T4"> </text:span><text:span text:style-name="T8">PIN_PWM</text:span><text:span text:style-name="T6">,</text:span><text:span text:style-name="T4"> </text:span><text:span text:style-name="T9">1</text:span><text:span text:style-name="T6">,</text:span><text:span text:style-name="T4"> </text:span><text:span text:style-name="T9">33</text:span><text:span text:style-name="T6">,</text:span><text:span text:style-name="T4"> </text:span>pins_pwm_dimmer_led_prm<text:span text:style-name="T6">,</text:span><text:span text:style-name="T4"> </text:span><text:span text:style-name="T5">sizeof</text:span><text:span text:style-name="T6">(</text:span>pins_pwm_dimmer_led_prm<text:span text:style-name="T6">)/</text:span><text:span text:style-name="T5">sizeof</text:span><text:span text:style-name="T6">(</text:span><text:span text:style-name="T8">os_short</text:span><text:span text:style-name="T6">),</text:span><text:span text:style-name="T4"> </text:span><text:span text:style-name="T9">OS_NULL</text:span><text:span text:style-name="T6">}</text:span></text:p>
      <text:p text:style-name="P15"><text:span text:style-name="T4"><text:s text:c="2"/></text:span><text:span text:style-name="T6">}</text:span></text:p>
      <text:p text:style-name="P12">};</text:p>
      <text:p text:style-name="P15"><text:span text:style-name="T5">static</text:span><text:span text:style-name="T4"> </text:span><text:span text:style-name="T5">const</text:span><text:span text:style-name="T4"> </text:span><text:span text:style-name="T8">PinGroupHdr</text:span><text:span text:style-name="T4"> </text:span><text:span text:style-name="T6">*</text:span>pins_group_list<text:span text:style-name="T6">[]</text:span><text:span text:style-name="T4"> </text:span><text:span text:style-name="T6">=</text:span></text:p>
      <text:p text:style-name="P14">{</text:p>
      <text:p text:style-name="P15"><text:span text:style-name="T4"><text:s text:c="2"/></text:span><text:span text:style-name="T6">&amp;</text:span>pins<text:span text:style-name="T6">.</text:span>inputs<text:span text:style-name="T6">.</text:span>hdr<text:span text:style-name="T6">,</text:span></text:p>
      <text:p text:style-name="P15"><text:span text:style-name="T4"><text:s text:c="2"/></text:span><text:span text:style-name="T6">&amp;</text:span>pins<text:span text:style-name="T6">.</text:span>outputs<text:span text:style-name="T6">.</text:span>hdr<text:span text:style-name="T6">,</text:span></text:p>
      <text:p text:style-name="P15"><text:span text:style-name="T4"><text:s text:c="2"/></text:span><text:span text:style-name="T6">&amp;</text:span>pins<text:span text:style-name="T6">.</text:span>analog_inputs<text:span text:style-name="T6">.</text:span>hdr<text:span text:style-name="T6">,</text:span></text:p>
      <text:p text:style-name="P15"><text:span text:style-name="T4"><text:s text:c="2"/></text:span><text:span text:style-name="T6">&amp;</text:span>pins<text:span text:style-name="T6">.</text:span>pwm<text:span text:style-name="T6">.</text:span>hdr</text:p>
      <text:p text:style-name="P12">};</text:p>
      <text:p text:style-name="P15"><text:span text:style-name="T5">const</text:span><text:span text:style-name="T4"> </text:span><text:span text:style-name="T8">IoPinsHdr</text:span><text:span text:style-name="T4"> </text:span>pins_hdr<text:span text:style-name="T4"> </text:span><text:span text:style-name="T6">=</text:span><text:span text:style-name="T4"> </text:span><text:span text:style-name="T6">{</text:span>pins_group_list<text:span text:style-name="T6">,</text:span><text:span text:style-name="T4"> </text:span><text:span text:style-name="T5">sizeof</text:span><text:span text:style-name="T6">(</text:span>pins_group_list<text:span text:style-name="T6">)/</text:span><text:span text:style-name="T5">sizeof</text:span><text:span text:style-name="T6">(</text:span><text:span text:style-name="T8">PinGroupHdr</text:span><text:span text:style-name="T6">*)};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11-03T03:53:14.695377523</dc:date>
    <meta:editing-duration>P2DT10H41M38S</meta:editing-duration>
    <meta:editing-cycles>238</meta:editing-cycles>
    <meta:generator>LibreOffice/6.2.4.2$Linux_X86_64 LibreOffice_project/20$Build-2</meta:generator>
    <meta:document-statistic meta:table-count="0" meta:image-count="0" meta:object-count="0" meta:page-count="2" meta:paragraph-count="74" meta:word-count="243" meta:character-count="2432" meta:non-whitespace-character-count="2135"/>
  </office:meta>
</office:document-meta>
</file>